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, arial, sans-serif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urw-din" svg:font-family="urw-din, sans-serif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b19e5" officeooo:paragraph-rsid="001b19e5"/>
    </style:style>
    <style:style style:name="P2" style:family="paragraph" style:parent-style-name="Standard">
      <style:paragraph-properties fo:line-height="115%" fo:text-align="end" style:justify-single-word="false"/>
      <style:text-properties officeooo:rsid="00151dc3" officeooo:paragraph-rsid="00151dc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151dc3" officeooo:paragraph-rsid="00151dc3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 officeooo:paragraph-rsid="002572a1"/>
    </style:style>
    <style:style style:name="P6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loext:opacity="100%" style:font-name="Courier New" fo:font-size="10.5pt" fo:letter-spacing="normal" fo:font-style="normal" fo:font-weight="normal" officeooo:rsid="00243c12" officeooo:paragraph-rsid="00243c12" style:font-weight-asian="bold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fo:letter-spacing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  <style:text-properties fo:font-variant="normal" fo:text-transform="none" fo:color="#000000" loext:opacity="100%" fo:letter-spacing="normal" officeooo:paragraph-rsid="002572a1"/>
    </style:style>
    <style:style style:name="P9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71a6f" officeooo:paragraph-rsid="0035f78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normal" officeooo:paragraph-rsid="0035f782" style:font-size-asian="13pt" style:font-size-complex="13pt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normal" officeooo:rsid="003bcff5" officeooo:paragraph-rsid="003bcff5" style:font-size-asian="13pt" style:font-size-complex="13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/>
    </style:style>
    <style:style style:name="P13" style:family="paragraph" style:parent-style-name="Standard">
      <style:paragraph-properties fo:line-height="150%" fo:text-align="start" style:justify-single-word="false"/>
      <style:text-properties fo:font-weight="bold" officeooo:rsid="00243c12" officeooo:paragraph-rsid="00243c12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20faba" officeooo:paragraph-rsid="00243c12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1b19e5" officeooo:paragraph-rsid="00345a69" style:font-weight-asian="bold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font-size="15pt" officeooo:rsid="001b19e5" officeooo:paragraph-rsid="001b19e5" style:font-size-asian="15pt" style:font-size-complex="15pt"/>
    </style:style>
    <style:style style:name="P17" style:family="paragraph" style:parent-style-name="Standard">
      <style:paragraph-properties fo:line-height="115%" fo:text-align="start" style:justify-single-word="false"/>
      <style:text-properties fo:font-size="15pt" fo:font-weight="normal" officeooo:paragraph-rsid="003a70aa"/>
    </style:style>
    <style:style style:name="P18" style:family="paragraph" style:parent-style-name="Standard">
      <style:paragraph-properties fo:line-height="115%" fo:text-align="justify" style:justify-single-word="false"/>
      <style:text-properties officeooo:rsid="0026da16" officeooo:paragraph-rsid="0026da16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26da16" officeooo:paragraph-rsid="0030c25b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1587f8" officeooo:paragraph-rsid="001587f8"/>
    </style:style>
    <style:style style:name="P21" style:family="paragraph" style:parent-style-name="Standard">
      <style:paragraph-properties fo:line-height="115%" fo:text-align="justify" style:justify-single-word="false"/>
      <style:text-properties officeooo:rsid="001651f0" officeooo:paragraph-rsid="001651f0"/>
    </style:style>
    <style:style style:name="P22" style:family="paragraph" style:parent-style-name="Standard">
      <style:paragraph-properties fo:line-height="115%" fo:text-align="justify" style:justify-single-word="false"/>
      <style:text-properties officeooo:paragraph-rsid="001651f0"/>
    </style:style>
    <style:style style:name="P23" style:family="paragraph" style:parent-style-name="Standard">
      <style:paragraph-properties fo:line-height="115%" fo:text-align="justify" style:justify-single-word="false"/>
      <style:text-properties officeooo:rsid="0017885a" officeooo:paragraph-rsid="0017885a"/>
    </style:style>
    <style:style style:name="P24" style:family="paragraph" style:parent-style-name="Standard">
      <style:paragraph-properties fo:line-height="115%" fo:text-align="justify" style:justify-single-word="false"/>
      <style:text-properties officeooo:rsid="001c1a6b" officeooo:paragraph-rsid="001c1a6b"/>
    </style:style>
    <style:style style:name="P25" style:family="paragraph" style:parent-style-name="Standard">
      <style:paragraph-properties fo:line-height="115%" fo:text-align="justify" style:justify-single-word="false"/>
      <style:text-properties officeooo:rsid="001cd030" officeooo:paragraph-rsid="001cd030"/>
    </style:style>
    <style:style style:name="P26" style:family="paragraph" style:parent-style-name="Standard">
      <style:paragraph-properties fo:line-height="115%" fo:text-align="start" style:justify-single-word="false"/>
      <style:text-properties fo:font-size="14pt" fo:font-weight="normal" officeooo:rsid="0026da16" officeooo:paragraph-rsid="0035f78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officeooo:rsid="00371a6f" officeooo:paragraph-rsid="00371a6f"/>
    </style:style>
    <style:style style:name="P28" style:family="paragraph" style:parent-style-name="Standard">
      <style:paragraph-properties fo:line-height="115%" fo:text-align="start" style:justify-single-word="false"/>
      <style:text-properties fo:font-size="12pt" fo:font-weight="bold" officeooo:paragraph-rsid="0035f782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fo:font-size="15pt" officeooo:rsid="00151dc3" officeooo:paragraph-rsid="00151dc3" style:font-size-asian="15pt" style:font-size-complex="15pt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font-size="15pt" officeooo:rsid="001b19e5" officeooo:paragraph-rsid="001b19e5" style:font-size-asian="15pt" style:font-size-complex="15pt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font-size="15pt" fo:font-weight="normal" officeooo:rsid="003a70aa" officeooo:paragraph-rsid="003a70aa" style:font-size-asian="15pt" style:font-weight-asian="normal" style:font-size-complex="15pt" style:font-weight-complex="normal"/>
    </style:style>
    <style:style style:name="P32" style:family="paragraph" style:parent-style-name="Standard" style:list-style-name="L1">
      <style:paragraph-properties fo:line-height="150%" fo:text-align="start" style:justify-single-word="false"/>
      <style:text-properties fo:font-size="15pt" fo:font-weight="normal" officeooo:rsid="0020faba" officeooo:paragraph-rsid="0020faba" style:font-size-asian="15pt" style:font-weight-asian="normal" style:font-size-complex="15pt" style:font-weight-complex="normal"/>
    </style:style>
    <style:style style:name="P33" style:family="paragraph" style:parent-style-name="Standard" style:list-style-name="L1">
      <style:paragraph-properties fo:line-height="115%" fo:text-align="justify" style:justify-single-word="false"/>
      <style:text-properties officeooo:rsid="001587f8" officeooo:paragraph-rsid="001587f8"/>
    </style:style>
    <style:style style:name="P34" style:family="paragraph" style:parent-style-name="Standard" style:list-style-name="L1">
      <style:paragraph-properties fo:line-height="115%" fo:text-align="justify" style:justify-single-word="false"/>
      <style:text-properties officeooo:rsid="001651f0" officeooo:paragraph-rsid="001651f0"/>
    </style:style>
    <style:style style:name="P35" style:family="paragraph" style:parent-style-name="Standard" style:list-style-name="L1">
      <style:paragraph-properties fo:line-height="115%" fo:text-align="justify" style:justify-single-word="false"/>
      <style:text-properties fo:font-weight="bold" officeooo:rsid="001651f0" officeooo:paragraph-rsid="001651f0" style:font-weight-asian="bold" style:font-weight-complex="bold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fo:font-weight="bold" officeooo:rsid="001b19e5" officeooo:paragraph-rsid="001b19e5" style:font-weight-asian="bold" style:font-weight-complex="bold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fo:font-weight="bold" officeooo:rsid="001b19e5" officeooo:paragraph-rsid="00200e93" style:font-weight-asian="bold" style:font-weight-complex="bold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fo:font-weight="bold" officeooo:rsid="001b19e5" officeooo:paragraph-rsid="00345a69" style:font-weight-asian="bold" style:font-weight-complex="bold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fo:font-weight="bold" officeooo:rsid="0020faba" officeooo:paragraph-rsid="00243c12" style:font-weight-asian="bold" style:font-weight-complex="bold"/>
    </style:style>
    <style:style style:name="P40" style:family="paragraph" style:parent-style-name="Standard" style:list-style-name="L1">
      <style:paragraph-properties fo:line-height="150%" fo:text-align="start" style:justify-single-word="false"/>
      <style:text-properties fo:font-weight="bold" officeooo:rsid="00243c12" officeooo:paragraph-rsid="00243c12" style:font-weight-asian="bold" style:font-weight-complex="bold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fo:font-weight="bold" officeooo:rsid="00243c12" officeooo:paragraph-rsid="00243c12" style:font-weight-asian="bold" style:font-weight-complex="bold"/>
    </style:style>
    <style:style style:name="P42" style:family="paragraph" style:parent-style-name="Standard" style:list-style-name="L1">
      <style:paragraph-properties fo:line-height="115%" fo:text-align="justify" style:justify-single-word="false"/>
      <style:text-properties officeooo:paragraph-rsid="001651f0"/>
    </style:style>
    <style:style style:name="P43" style:family="paragraph" style:parent-style-name="Standard" style:list-style-name="L2">
      <style:paragraph-properties fo:line-height="115%" fo:text-align="justify" style:justify-single-word="false"/>
      <style:text-properties officeooo:paragraph-rsid="0035f782"/>
    </style:style>
    <style:style style:name="P44" style:family="paragraph" style:parent-style-name="Standard" style:list-style-name="L1">
      <style:paragraph-properties fo:line-height="115%" fo:text-align="start" style:justify-single-word="false"/>
      <style:text-properties officeooo:paragraph-rsid="001b19e5"/>
    </style:style>
    <style:style style:name="P45" style:family="paragraph" style:parent-style-name="Standard">
      <style:paragraph-properties fo:line-height="115%" fo:text-align="start" style:justify-single-word="false"/>
      <style:text-properties officeooo:paragraph-rsid="003dedb3"/>
    </style:style>
    <style:style style:name="P46" style:family="paragraph" style:parent-style-name="Standard" style:list-style-name="L1">
      <style:paragraph-properties fo:line-height="115%" fo:text-align="justify" style:justify-single-word="false"/>
      <style:text-properties officeooo:rsid="0017885a" officeooo:paragraph-rsid="0017885a"/>
    </style:style>
    <style:style style:name="P47" style:family="paragraph" style:parent-style-name="Standard" style:list-style-name="L1">
      <style:paragraph-properties fo:line-height="115%" fo:text-align="justify" style:justify-single-word="false"/>
      <style:text-properties officeooo:rsid="001c1a6b" officeooo:paragraph-rsid="001c1a6b"/>
    </style:style>
    <style:style style:name="P48" style:family="paragraph" style:parent-style-name="Standard" style:list-style-name="L1">
      <style:paragraph-properties fo:line-height="115%" fo:text-align="justify" style:justify-single-word="false"/>
      <style:text-properties officeooo:rsid="001cd030" officeooo:paragraph-rsid="001cd030"/>
    </style:style>
    <style:style style:name="P49" style:family="paragraph" style:parent-style-name="Standard" style:list-style-name="L1">
      <style:paragraph-properties fo:line-height="115%" fo:text-align="justify" style:justify-single-word="false"/>
      <style:text-properties officeooo:rsid="00195b02" officeooo:paragraph-rsid="00195b02"/>
    </style:style>
    <style:style style:name="P50" style:family="paragraph" style:parent-style-name="Standard" style:list-style-name="L1">
      <style:paragraph-properties fo:line-height="115%" fo:text-align="justify" style:justify-single-word="false"/>
      <style:text-properties officeooo:rsid="001b19e5" officeooo:paragraph-rsid="001b19e5"/>
    </style:style>
    <style:style style:name="P51" style:family="paragraph" style:parent-style-name="Standard" style:list-style-name="L1">
      <style:paragraph-properties fo:line-height="115%" fo:text-align="start" style:justify-single-word="false"/>
      <style:text-properties fo:font-size="14pt" officeooo:rsid="0026da16" officeooo:paragraph-rsid="0026da16" style:font-size-asian="14pt" style:font-size-complex="14pt"/>
    </style:style>
    <style:style style:name="P52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26da16" officeooo:paragraph-rsid="0035f782" style:font-size-asian="14pt" style:font-weight-asian="normal" style:font-size-complex="14pt" style:font-weight-complex="normal"/>
    </style:style>
    <style:style style:name="P53" style:family="paragraph" style:parent-style-name="Standard" style:list-style-name="L1">
      <style:paragraph-properties fo:line-height="115%" fo:text-align="start" style:justify-single-word="false"/>
      <style:text-properties fo:font-size="12pt" fo:font-weight="bold" officeooo:rsid="0035f782" officeooo:paragraph-rsid="0035f782" style:font-size-asian="12pt" style:font-weight-asian="bold" style:font-size-complex="12pt" style:font-weight-complex="bold"/>
    </style:style>
    <style:style style:name="P54" style:family="paragraph" style:parent-style-name="Standard" style:list-style-name="L3">
      <style:paragraph-properties fo:line-height="115%" fo:text-align="start" style:justify-single-word="false"/>
      <style:text-properties fo:font-variant="normal" fo:text-transform="none" fo:color="#000000" loext:opacity="100%" style:font-name="Liberation Serif" fo:font-size="15pt" fo:letter-spacing="normal" fo:font-style="normal" fo:font-weight="normal" officeooo:rsid="003bcff5" officeooo:paragraph-rsid="003bcff5" style:font-size-asian="15pt" style:font-size-complex="15pt"/>
    </style:style>
    <style:style style:name="P55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Liberation Serif" fo:font-size="15pt" fo:letter-spacing="normal" fo:font-style="normal" fo:font-weight="normal" officeooo:paragraph-rsid="003bcff5"/>
    </style:style>
    <style:style style:name="P56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Liberation Serif" fo:font-size="13pt" fo:font-weight="bold" officeooo:rsid="001b19e5" officeooo:paragraph-rsid="00200e93" style:font-size-asian="13pt" style:font-weight-asian="bold" style:font-size-complex="13pt" style:font-weight-complex="bold"/>
    </style:style>
    <style:style style:name="T1" style:family="text">
      <style:text-properties officeooo:rsid="001651f0"/>
    </style:style>
    <style:style style:name="T2" style:family="text">
      <style:text-properties officeooo:rsid="0017885a"/>
    </style:style>
    <style:style style:name="T3" style:family="text">
      <style:text-properties officeooo:rsid="001b19e5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51f0" style:font-weight-asian="bold" style:font-weight-complex="bold"/>
    </style:style>
    <style:style style:name="T7" style:family="text">
      <style:text-properties fo:font-weight="bold" officeooo:rsid="0032f09a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5f782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bcff5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0.5pt" fo:font-style="normal" fo:font-weight="normal"/>
    </style:style>
    <style:style style:name="T13" style:family="text">
      <style:text-properties style:font-name="Courier New" fo:font-size="10.5pt" fo:font-style="normal" fo:font-weight="normal" officeooo:rsid="0024c60b"/>
    </style:style>
    <style:style style:name="T14" style:family="text">
      <style:text-properties style:font-name="Courier New" fo:font-size="10.5pt" fo:font-style="normal" fo:font-weight="normal" officeooo:rsid="002572a1"/>
    </style:style>
    <style:style style:name="T15" style:family="text">
      <style:text-properties style:font-name="Courier New" fo:font-size="10.5pt" fo:font-style="normal" fo:font-weight="normal" officeooo:rsid="00265957"/>
    </style:style>
    <style:style style:name="T16" style:family="text">
      <style:text-properties officeooo:rsid="0024c60b"/>
    </style:style>
    <style:style style:name="T17" style:family="text">
      <style:text-properties officeooo:rsid="002aeb6d"/>
    </style:style>
    <style:style style:name="T18" style:family="text">
      <style:text-properties officeooo:rsid="002b2d8e"/>
    </style:style>
    <style:style style:name="T19" style:family="text">
      <style:text-properties officeooo:rsid="002c5d3d"/>
    </style:style>
    <style:style style:name="T20" style:family="text">
      <style:text-properties officeooo:rsid="002dc66e"/>
    </style:style>
    <style:style style:name="T21" style:family="text">
      <style:text-properties officeooo:rsid="0030c25b"/>
    </style:style>
    <style:style style:name="T22" style:family="text">
      <style:text-properties officeooo:rsid="00310b0b"/>
    </style:style>
    <style:style style:name="T23" style:family="text">
      <style:text-properties officeooo:rsid="00311f42"/>
    </style:style>
    <style:style style:name="T24" style:family="text">
      <style:text-properties officeooo:rsid="0032f09a"/>
    </style:style>
    <style:style style:name="T25" style:family="text">
      <style:text-properties fo:font-style="normal" fo:font-weight="bold" officeooo:rsid="0032f09a" style:font-style-asian="normal" style:font-weight-asian="bold" style:font-style-complex="normal" style:font-weight-complex="bold"/>
    </style:style>
    <style:style style:name="T26" style:family="text">
      <style:text-properties officeooo:rsid="00345a69"/>
    </style:style>
    <style:style style:name="T27" style:family="text">
      <style:text-properties officeooo:rsid="0035f782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71a6f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90f16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a70aa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3pt" fo:letter-spacing="normal" fo:font-style="normal" style:font-size-asian="13pt" style:font-weight-asian="normal" style:font-size-complex="13pt" style:font-weight-complex="normal"/>
    </style:style>
    <style:style style:name="T33" style:family="text">
      <style:text-properties fo:font-variant="normal" fo:text-transform="none" fo:color="#000000" loext:opacity="100%" style:font-name="Liberation Serif" fo:font-size="13pt" fo:letter-spacing="normal" fo:font-style="normal" fo:font-weight="normal" style:font-size-asian="13pt" style:font-size-complex="13pt"/>
    </style:style>
    <style:style style:name="T3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bcff5" style:font-size-asian="13pt" style:font-size-complex="13pt"/>
    </style:style>
    <style:style style:name="T3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c9cbd" style:font-size-asian="13pt" style:font-size-complex="13pt"/>
    </style:style>
    <style:style style:name="T3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dedb3" style:font-size-asian="13pt" style:font-size-complex="13pt"/>
    </style:style>
    <style:style style:name="T3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e5f8a" style:font-size-asian="13pt" style:font-size-complex="13pt"/>
    </style:style>
    <style:style style:name="T38" style:family="text">
      <style:text-properties fo:font-variant="normal" fo:text-transform="none" fo:color="#24292e" loext:opacity="100%" fo:font-size="13pt" fo:letter-spacing="normal" style:font-size-asian="13pt" style:font-size-complex="13pt"/>
    </style:style>
    <style:style style:name="T39" style:family="text">
      <style:text-properties fo:font-variant="normal" fo:text-transform="none" fo:color="#24292e" loext:opacity="100%" fo:font-size="13pt" fo:letter-spacing="normal" fo:font-weight="bold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fo:color="#24292e" loext:opacity="100%" fo:font-size="13pt" fo:letter-spacing="normal" fo:font-weight="normal" style:font-size-asian="13pt" style:font-weight-asian="normal" style:font-size-complex="13pt" style:font-weight-complex="normal"/>
    </style:style>
    <style:style style:name="T41" style:family="text">
      <style:text-properties fo:font-variant="normal" fo:text-transform="none" fo:color="#24292e" loext:opacity="100%" style:font-name="apple-system" fo:font-size="12pt" fo:letter-spacing="normal" fo:font-style="normal" fo:font-weight="normal" style:font-size-asian="13pt" style:font-size-complex="13pt"/>
    </style:style>
    <style:style style:name="T42" style:family="text">
      <style:text-properties fo:font-variant="normal" fo:text-transform="none" fo:color="#24292e" loext:opacity="100%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43" style:family="text">
      <style:text-properties fo:font-variant="normal" fo:text-transform="none" fo:color="#24292e" loext:opacity="100%" style:font-name="apple-system" fo:font-size="12pt" fo:letter-spacing="normal" fo:font-style="normal" fo:font-weight="bold" style:font-size-asian="13pt" style:font-size-complex="13pt"/>
    </style:style>
    <style:style style:name="T44" style:family="text">
      <style:text-properties fo:font-variant="normal" fo:text-transform="none" fo:color="#24292e" loext:opacity="100%" style:font-name="apple-system" fo:font-size="12pt" fo:letter-spacing="normal" fo:font-style="normal" fo:font-weight="bold" style:font-size-asian="13pt" style:font-weight-asian="bold" style:font-size-complex="13pt" style:font-weight-complex="bold"/>
    </style:style>
    <style:style style:name="T45" style:family="text">
      <style:text-properties fo:font-variant="normal" fo:text-transform="none" fo:color="#24292e" loext:opacity="100%" style:font-name="Liberation Serif" fo:font-size="12pt" fo:letter-spacing="normal" fo:font-style="normal" fo:font-weight="normal" style:font-size-asian="13pt" style:font-weight-asian="normal" style:font-size-complex="13pt" style:font-weight-complex="normal"/>
    </style:style>
    <style:style style:name="T46" style:family="text">
      <style:text-properties fo:font-variant="normal" fo:text-transform="none" fo:color="#24292e" loext:opacity="100%" style:font-name="Liberation Serif" fo:font-size="13pt" fo:letter-spacing="normal" fo:font-weight="normal" style:font-size-asian="13pt" style:font-weight-asian="normal" style:font-size-complex="13pt" style:font-weight-complex="normal"/>
    </style:style>
    <style:style style:name="T47" style:family="text">
      <style:text-properties fo:font-variant="normal" fo:text-transform="none" fo:color="#24292e" loext:opacity="100%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48" style:family="text">
      <style:text-properties fo:font-variant="normal" fo:text-transform="none" fo:color="#24292e" loext:opacity="100%" style:font-name="Liberation Serif" fo:font-size="13pt" fo:letter-spacing="normal" fo:font-style="normal" fo:font-weight="normal" officeooo:rsid="003e5f8a" style:font-size-asian="13pt" style:font-weight-asian="normal" style:font-size-complex="13pt" style:font-weight-complex="normal"/>
    </style:style>
    <style:style style:name="T49" style:family="text">
      <style:text-properties officeooo:rsid="003a70aa"/>
    </style:style>
    <style:style style:name="T50" style:family="text">
      <style:text-properties officeooo:rsid="003a70aa" style:font-size-asian="15pt" style:font-weight-asian="normal" style:font-size-complex="15pt" style:font-weight-complex="normal"/>
    </style:style>
    <style:style style:name="T51" style:family="text">
      <style:text-properties officeooo:rsid="003c9cbd" style:font-size-asian="15pt" style:font-weight-asian="normal" style:font-size-complex="15pt" style:font-weight-complex="normal"/>
    </style:style>
    <style:style style:name="T52" style:family="text">
      <style:text-properties officeooo:rsid="003bcff5" style:font-size-asian="15pt" style:font-size-complex="15pt"/>
    </style:style>
    <style:style style:name="T53" style:family="text">
      <style:text-properties officeooo:rsid="003c9cbd" style:font-size-asian="15pt" style:font-size-complex="15pt"/>
    </style:style>
    <style:style style:name="T54" style:family="text">
      <style:text-properties officeooo:rsid="003c9cbd"/>
    </style:style>
    <style:style style:name="T55" style:family="text">
      <style:text-properties fo:font-size="13pt" officeooo:rsid="003c9cbd" style:font-size-asian="11.3500003814697pt" style:font-size-complex="13pt"/>
    </style:style>
    <style:style style:name="T56" style:family="text">
      <style:text-properties fo:font-size="13pt" style:font-size-asian="13pt" style:font-size-complex="13pt"/>
    </style:style>
    <style:style style:name="T57" style:family="text">
      <style:text-properties fo:font-size="13pt" officeooo:rsid="003dedb3" style:font-size-asian="13pt" style:font-size-complex="13pt"/>
    </style:style>
    <style:style style:name="T58" style:family="text">
      <style:text-properties fo:font-size="13pt" officeooo:rsid="003c9cbd" style:font-size-asian="13pt" style:font-size-complex="13pt"/>
    </style:style>
    <style:style style:name="T59" style:family="text">
      <style:text-properties style:font-name="Liberation Serif" fo:font-size="13pt" officeooo:rsid="003c9cbd" style:font-size-asian="13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<text:span text:style-name="T54">Week 1 Activity</text:span></text:p>
      <text:list xml:id="list2782782830" text:style-name="L1">
        <text:list-item>
          <text:p text:style-name="P29">DIFINE WITH THE REASION WHY :-</text:p>
        </text:list-item>
      </text:list>
      <text:p text:style-name="P3"/>
      <text:list xml:id="list215409888385787" text:continue-numbering="true" text:style-name="L1">
        <text:list-item>
          <text:list>
            <text:list-item>
              <text:list>
                <text:list-item>
                  <text:p text:style-name="P33"><text:span text:style-name="T8">Clas</text:span><text:span text:style-name="T4">s </text:span>: Class is a user defined instruction to how the object will look like. <text:span text:style-name="T1">Class are created to give a structure toa program and even used it in different other places instead of repeating the same code.</text:span></text:p>
                </text:list-item>
              </text:list>
            </text:list-item>
          </text:list>
        </text:list-item>
      </text:list>
      <text:p text:style-name="P20"/>
      <text:p text:style-name="P18">Eg: <text:span text:style-name="T17">For example let our Class be out Home having characteristics of windows, door, rooms, and pillers and Stability and Undistructable is its character.</text:span></text:p>
      <text:p text:style-name="P18"/>
      <text:list xml:id="list215411300078002" text:continue-numbering="true" text:style-name="L1">
        <text:list-item>
          <text:list>
            <text:list-item>
              <text:list>
                <text:list-item>
                  <text:p text:style-name="P34"><text:span text:style-name="T5">Object</text:span> : Object is a part or a memmber of a java class which have a specific behaviour and state .</text:p>
                </text:list-item>
              </text:list>
            </text:list-item>
          </text:list>
        </text:list-item>
      </text:list>
      <text:p text:style-name="P21"/>
      <text:p text:style-name="P18">Eg: <text:span text:style-name="T17">For object let it consider as human </text:span><text:span text:style-name="T18">who lives in a house(class) </text:span><text:span text:style-name="T17"><text:s/>having a black skin (property), who can sleep, eat, and play etc.(Behaviour).</text:span></text:p>
      <text:p text:style-name="P18"/>
      <text:list xml:id="list215411307901165" text:continue-numbering="true" text:style-name="L1">
        <text:list-item>
          <text:list>
            <text:list-item>
              <text:list>
                <text:list-item>
                  <text:p text:style-name="P34"><text:span text:style-name="T5">Method </text:span>: Method are the member of a object which reprsent the behaviour of a object’s.</text:p>
                  <text:p text:style-name="P34">Method are created to perform a certain specific task and a method should only <text:span text:style-name="T10">perform </text:span>a single type of operation.</text:p>
                </text:list-item>
              </text:list>
            </text:list-item>
          </text:list>
        </text:list-item>
      </text:list>
      <text:p text:style-name="P21"/>
      <text:p text:style-name="P18">Eg: <text:span text:style-name="T19">let as consider Function are the property of parents(Class) which can be reuse by there son(Sub Class With in Class).</text:span></text:p>
      <text:p text:style-name="P18"/>
      <text:list xml:id="list215411193610213" text:continue-numbering="true" text:style-name="L1">
        <text:list-item>
          <text:list>
            <text:list-item>
              <text:list>
                <text:list-item>
                  <text:p text:style-name="P35">Constructor : <text:span text:style-name="T10">Constructor are the special method for the initilization of a object’s.</text:span></text:p>
                  <text:p text:style-name="P34"><text:span text:style-name="T10">In every java progra</text:span>m contructor are called manually or automatically <text:s/>when object of a class is created.</text:p>
                </text:list-item>
              </text:list>
            </text:list-item>
          </text:list>
        </text:list-item>
      </text:list>
      <text:p text:style-name="P21"/>
      <text:p text:style-name="P18">Eg: <text:span text:style-name="T20">Constructor is like our imagination, when someone say man with two head even a person haven’t seen it he can imagine that image. <text:s/>Brain constract that image … exactly the way Constructor construct Objects.</text:span></text:p>
      <text:p text:style-name="P18"/>
      <text:list xml:id="list215411506524304" text:continue-numbering="true" text:style-name="L1">
        <text:list-item>
          <text:list>
            <text:list-item>
              <text:list>
                <text:list-item>
                  <text:p text:style-name="P42"><text:span text:style-name="T6">Operators</text:span><text:span text:style-name="T1"> : </text:span><text:span text:style-name="T2">Operators are the symbols to perform a operation on a variable or values. Eg: ‘+’ , <text:s/>‘-’ <text:s/>, <text:s/>‘=’ , ‘==’ <text:s/>and etc.</text:span></text:p>
                </text:list-item>
              </text:list>
            </text:list-item>
          </text:list>
        </text:list-item>
      </text:list>
      <text:p text:style-name="P22"/>
      <text:p text:style-name="P19">Eg:<text:span text:style-name="T21"> <text:s/>Java operators are the same as the Maths operators. </text:span></text:p>
      <text:p text:style-name="P19"/>
      <text:list xml:id="list215411026831921" text:continue-numbering="true" text:style-name="L1">
        <text:list-item>
          <text:list>
            <text:list-item>
              <text:list>
                <text:list-item>
                  <text:p text:style-name="P46"><text:span text:style-name="T5">Variable</text:span> : Variable are the cointain or representing name of data’s during java program exucution. They are used to store data and represent the data in memory.</text:p>
                </text:list-item>
              </text:list>
            </text:list-item>
          </text:list>
        </text:list-item>
      </text:list>
      <text:p text:style-name="P23"/>
      <text:p text:style-name="P18">Eg: <text:span text:style-name="T22">Variable is a name or space for something to store … like horse name “Badal”</text:span></text:p>
      <text:p text:style-name="P18"/>
      <text:list xml:id="list215411321749721" text:continue-numbering="true" text:style-name="L1">
        <text:list-item>
          <text:list>
            <text:list-item>
              <text:list>
                <text:list-item>
                  <text:p text:style-name="P47"><text:span text:style-name="T5">Parameter</text:span> : Th<text:span text:style-name="T23">ere</text:span> are the variable listed as a part of method.</text:p>
                  <text:p text:style-name="P47"><text:soft-page-break/>They are used to give the required and important variable while creating method.</text:p>
                </text:list-item>
              </text:list>
            </text:list-item>
          </text:list>
        </text:list-item>
      </text:list>
      <text:p text:style-name="P24"/>
      <text:p text:style-name="P18">Eg: <text:span text:style-name="T23">Important name that apper while calling a function.. like a gamer name calling during tournament.</text:span></text:p>
      <text:p text:style-name="P18"/>
      <text:list xml:id="list215410425299722" text:continue-numbering="true" text:style-name="L1">
        <text:list-item>
          <text:list>
            <text:list-item>
              <text:list>
                <text:list-item>
                  <text:p text:style-name="P48"><text:span text:style-name="T5">Function</text:span> : The word Method in java represent the word Function of other programming language.</text:p>
                </text:list-item>
              </text:list>
            </text:list-item>
          </text:list>
        </text:list-item>
      </text:list>
      <text:p text:style-name="P25"/>
      <text:p text:style-name="P18">Eg: <text:span text:style-name="T23">Same as method.</text:span></text:p>
      <text:p text:style-name="P18"/>
      <text:list xml:id="list1141726794" text:style-name="L2">
        <text:list-item>
          <text:list>
            <text:list-item>
              <text:list>
                <text:list-item>
                  <text:p text:style-name="P43"><text:span text:style-name="T9">Bytecode : </text:span><text:span text:style-name="T28">Java bytecode is the machine code in the form of a .class file </text:span><text:span text:style-name="T29">and main reason behind why java is platform-independent . It is a instruction for </text:span><text:span text:style-name="T30">java </text:span><text:span text:style-name="T29">virtual machine crated after java file is compiled.</text:span></text:p>
                </text:list-item>
              </text:list>
            </text:list-item>
          </text:list>
        </text:list-item>
      </text:list>
      <text:p text:style-name="P9"/>
      <text:p text:style-name="P27"><text:span text:style-name="T29">E</text:span><text:span text:style-name="T28">g: </text:span><text:span text:style-name="T31">After we run name.javac in a terminal it create a name.class file which can be only be excuted by Java virtual machine.</text:span></text:p>
      <text:p text:style-name="P18"/>
      <text:list xml:id="list215410100995234" text:continue-list="list215410425299722" text:style-name="L1">
        <text:list-item>
          <text:list>
            <text:list-item>
              <text:list>
                <text:list-item>
                  <text:p text:style-name="P49"><text:span text:style-name="T5">Data Type</text:span> : Data type are the <text:span text:style-name="T3">value and different size for the variable.</text:span></text:p>
                  <text:p text:style-name="P50">Data type are used to give the value type and storage required to store for the variable.</text:p>
                </text:list-item>
              </text:list>
            </text:list-item>
          </text:list>
        </text:list-item>
      </text:list>
      <text:p text:style-name="P1"/>
      <text:p text:style-name="P18">Eg: <text:span text:style-name="T24">Giving names to what kind of data or value they </text:span><text:span text:style-name="T49">store</text:span><text:span text:style-name="T24"> like</text:span><text:span text:style-name="T25"> int</text:span><text:span text:style-name="T24"> reffers to positive and negative numbers whereas </text:span><text:span text:style-name="T7">float </text:span><text:span text:style-name="T24">refers to number with decimals as well.</text:span></text:p>
      <text:p text:style-name="P1"/>
      <text:list xml:id="list215410822822848" text:continue-numbering="true" text:style-name="L1">
        <text:list-item>
          <text:p text:style-name="P30">Data type in java :-</text:p>
        </text:list-item>
      </text:list>
      <text:p text:style-name="P16"/>
      <text:list xml:id="list215410708588924" text:continue-numbering="true" text:style-name="L1">
        <text:list-item>
          <text:list>
            <text:list-item>
              <text:p text:style-name="P51">Primitive Data Type</text:p>
            </text:list-item>
          </text:list>
          <text:p text:style-name="P44"/>
          <text:list>
            <text:list-item>
              <text:list>
                <text:list-item text:start-value="1">
                  <text:p text:style-name="P36">boolean : <text:span text:style-name="T26">True/False</text:span> <text:s text:c="9"/></text:p>
                </text:list-item>
                <text:list-item>
                  <text:p text:style-name="P36">byte : <text:span text:style-name="T26">8 bit integer value</text:span></text:p>
                </text:list-item>
                <text:list-item>
                  <text:p text:style-name="P36">char : <text:span text:style-name="T26">Store Charecter with fixed-length field</text:span></text:p>
                </text:list-item>
                <text:list-item>
                  <text:p text:style-name="P36">short <text:s/>: <text:span text:style-name="T26">int with 16 bit</text:span></text:p>
                </text:list-item>
                <text:list-item>
                  <text:p text:style-name="P37">int : <text:span text:style-name="T26">2 or 4 byte storage that store positive and negative numbers.</text:span></text:p>
                </text:list-item>
                <text:list-item>
                  <text:p text:style-name="P37">Long : <text:span text:style-name="T26">int with 64 bit</text:span></text:p>
                </text:list-item>
                <text:list-item>
                  <text:p text:style-name="P38">float : <text:span text:style-name="T26"><text:s/>2 or 4 byte storage that store integers with decimals <text:s/>numbers as well.</text:span></text:p>
                </text:list-item>
                <text:list-item>
                  <text:p text:style-name="P38">Double : <text:span text:style-name="T26">float with 64 bit</text:span></text:p>
                </text:list-item>
              </text:list>
            </text:list-item>
          </text:list>
        </text:list-item>
      </text:list>
      <text:p text:style-name="P15"/>
      <text:list xml:id="list215409478722075" text:continue-numbering="true" text:style-name="L1">
        <text:list-item>
          <text:list>
            <text:list-item>
              <text:p text:style-name="P52"><text:span text:style-name="T27">Non-</text:span>Primitive Data Type</text:p>
            </text:list-item>
          </text:list>
        </text:list-item>
      </text:list>
      <text:p text:style-name="P26"/>
      <text:list xml:id="list215411601578794" text:continue-numbering="true" text:style-name="L1">
        <text:list-item>
          <text:list>
            <text:list-item>
              <text:list>
                <text:list-item>
                  <text:p text:style-name="P53">Classes</text:p>
                </text:list-item>
                <text:list-item>
                  <text:p text:style-name="P53">Interfaces</text:p>
                </text:list-item>
                <text:list-item>
                  <text:p text:style-name="P53">Arrays</text:p>
                </text:list-item>
              </text:list>
            </text:list-item>
          </text:list>
        </text:list-item>
        <text:list-item>
          <text:p text:style-name="P31"><text:soft-page-break/>Functional Programming</text:p>
        </text:list-item>
      </text:list>
      <text:p text:style-name="P17"><text:span text:style-name="T50">–&gt; <text:s/></text:span><text:span text:style-name="T51">F</text:span><text:span text:style-name="T32">unctional programming means using functions to the best effect for creating clean and maintainable software.</text:span></text:p>
      <text:p text:style-name="P28"><text:span text:style-name="T11">O</text:span><text:span text:style-name="T33">bjective of this style of programming is to make code less complex, more predictable, and easier to test compared to the </text:span><text:span text:style-name="T34">normal</text:span><text:span text:style-name="T33"> style of coding.</text:span></text:p>
      <text:p text:style-name="P10"/>
      <text:p text:style-name="P11">Eg: Programming every feature of a program in a single function will make it complex and all over the place so giving every function a single type of task is more effective.</text:p>
      <text:p text:style-name="P11"/>
      <text:list xml:id="list4286743482" text:style-name="L3">
        <text:list-item>
          <text:p text:style-name="P54">Object-Orianted Programming</text:p>
        </text:list-item>
      </text:list>
      <text:p text:style-name="P55"><text:span text:style-name="T52">–&gt; </text:span><text:span text:style-name="T53">O</text:span><text:span text:style-name="T55">bject- Orianted programming</text:span><text:span text:style-name="T58"> refers to languages that use objects in programming. </text:span><text:span text:style-name="T57">It </text:span><text:span text:style-name="T58">aims to implement real-world </text:span><text:span text:style-name="T57">concept</text:span><text:span text:style-name="T58"> like inheritance in programming. The main aim is to </text:span><text:span text:style-name="T57">connect</text:span><text:span text:style-name="T58"> together the data and the functions that operate on them so that no other part of the code can access this data except that function.</text:span></text:p>
      <text:p text:style-name="P55"><text:span text:style-name="T59"/></text:p>
      <text:p text:style-name="P45"><text:span text:style-name="T35">E</text:span><text:span text:style-name="T36">g: </text:span><text:span text:style-name="T47">Dogs have state (name, color, breed, hungry) and behavior (barking, fetching, wagging tail). Chair, Bike, Marker, Pen, Table, Car, Book, Apple, Bag, etc. It can be physical or logical. </text:span><text:span text:style-name="T48">Dog is a real time Object for Class World.</text:span></text:p>
      <text:list xml:id="list215411439884698" text:continue-list="list21541160157879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Way of writing Main method :-</text:p>
          <text:list>
            <text:list-item>
              <text:list>
                <text:list-header>
                  <text:p text:style-name="P39"><text:s/>public static void main( String[] args){……….}</text:p>
                </text:list-header>
              </text:list>
            </text:list-item>
          </text:list>
        </text:list-item>
      </text:list>
      <text:p text:style-name="P14"/>
      <text:list xml:id="list215411263526713" text:continue-numbering="true" text:style-name="L1">
        <text:list-item>
          <text:p text:style-name="P40">Write a Java Program</text:p>
        </text:list-item>
      </text:list>
      <text:p text:style-name="P13"/>
      <text:list xml:id="list215410364481918" text:continue-numbering="true" text:style-name="L1">
        <text:list-item>
          <text:list>
            <text:list-item>
              <text:list>
                <text:list-item>
                  <text:p text:style-name="P40">First Program</text:p>
                </text:list-item>
              </text:list>
            </text:list-item>
          </text:list>
        </text:list-item>
      </text:list>
      <text:p text:style-name="P13"/>
      <text:p text:style-name="P6">public class <text:span text:style-name="T16">Calc</text:span> {</text:p>
      <text:p text:style-name="P7"><text:s text:c="4"/><text:span text:style-name="T12">public int add(int </text:span><text:span text:style-name="T13">data</text:span><text:span text:style-name="T12">1, int </text:span><text:span text:style-name="T13">data</text:span><text:span text:style-name="T12">2){</text:span></text:p>
      <text:p text:style-name="P7"><text:s text:c="8"/><text:span text:style-name="T12">return </text:span><text:span text:style-name="T13">data </text:span><text:span text:style-name="T12">+ </text:span><text:span text:style-name="T13">data</text:span><text:span text:style-name="T12">2;</text:span></text:p>
      <text:p text:style-name="P7"><text:s text:c="4"/><text:span text:style-name="T12">}</text:span></text:p>
      <text:p text:style-name="P7"><text:s text:c="4"/><text:span text:style-name="T12">public int multiply(int </text:span><text:span text:style-name="T13">data</text:span><text:span text:style-name="T12">1, int </text:span><text:span text:style-name="T13">data</text:span><text:span text:style-name="T12">2){</text:span></text:p>
      <text:p text:style-name="P7"><text:s text:c="8"/><text:span text:style-name="T12">return </text:span><text:span text:style-name="T13">data</text:span><text:span text:style-name="T12">1 * </text:span><text:span text:style-name="T13">data</text:span><text:span text:style-name="T12">2;</text:span></text:p>
      <text:p text:style-name="P7"><text:s text:c="4"/><text:span text:style-name="T12">}</text:span></text:p>
      <text:p text:style-name="P7"><text:s text:c="4"/><text:span text:style-name="T12">public int substract(int </text:span><text:span text:style-name="T13">data</text:span><text:span text:style-name="T12">1, int </text:span><text:span text:style-name="T13">data</text:span><text:span text:style-name="T12">2){</text:span></text:p>
      <text:p text:style-name="P7"><text:s text:c="8"/><text:span text:style-name="T12">return </text:span><text:span text:style-name="T13">data</text:span><text:span text:style-name="T12">1 - </text:span><text:span text:style-name="T13">data</text:span><text:span text:style-name="T12">2;</text:span></text:p>
      <text:p text:style-name="P7"><text:s text:c="4"/><text:span text:style-name="T12">}</text:span></text:p>
      <text:p text:style-name="P7"><text:s text:c="4"/><text:span text:style-name="T12">public </text:span><text:span text:style-name="T13">float</text:span><text:span text:style-name="T12"> division(</text:span><text:span text:style-name="T13">float</text:span><text:span text:style-name="T12"> </text:span><text:span text:style-name="T13">data</text:span><text:span text:style-name="T12">1, </text:span><text:span text:style-name="T13">float</text:span><text:span text:style-name="T12"> </text:span><text:span text:style-name="T13">data</text:span><text:span text:style-name="T12">2){</text:span></text:p>
      <text:p text:style-name="P7"><text:s text:c="8"/><text:span text:style-name="T12">return </text:span><text:span text:style-name="T13">data</text:span><text:span text:style-name="T12">1 / </text:span><text:span text:style-name="T13">data</text:span><text:span text:style-name="T12">2;</text:span></text:p>
      <text:p text:style-name="P7"><text:s text:c="4"/><text:span text:style-name="T12">}</text:span></text:p>
      <text:p text:style-name="P7"><text:s text:c="4"/><text:span text:style-name="T12">public static void main(String[] args){</text:span></text:p>
      <text:p text:style-name="P7"><text:s text:c="8"/><text:span text:style-name="T12">System.out.println("</text:span><text:span text:style-name="T13">Calculated :</text:span><text:span text:style-name="T12">");</text:span></text:p>
      <text:p text:style-name="P7"><text:soft-page-break/><text:s text:c="8"/><text:span text:style-name="T12">Integer </text:span><text:span text:style-name="T13">calc </text:span><text:span text:style-name="T12">= new </text:span><text:span text:style-name="T13">Calc</text:span><text:span text:style-name="T12">();</text:span></text:p>
      <text:p text:style-name="P7"><text:s text:c="8"/><text:span text:style-name="T12">int </text:span><text:span text:style-name="T13">data</text:span><text:span text:style-name="T12">3 = </text:span><text:span text:style-name="T13">calc</text:span><text:span text:style-name="T12">.add(3,5);</text:span></text:p>
      <text:p text:style-name="P7"><text:s text:c="8"/><text:span text:style-name="T12">int </text:span><text:span text:style-name="T13">data</text:span><text:span text:style-name="T12">4 = </text:span><text:span text:style-name="T13">calc</text:span><text:span text:style-name="T12">.multiply(5,5);</text:span></text:p>
      <text:p text:style-name="P7"><text:s text:c="8"/><text:span text:style-name="T12">int </text:span><text:span text:style-name="T13">data</text:span><text:span text:style-name="T12">5 = </text:span><text:span text:style-name="T13">calc</text:span><text:span text:style-name="T12">.substract(30,6);</text:span></text:p>
      <text:p text:style-name="P7"><text:s text:c="8"/><text:span text:style-name="T16">float</text:span><text:span text:style-name="T12"> </text:span><text:span text:style-name="T13">data</text:span><text:span text:style-name="T12">6 = </text:span><text:span text:style-name="T13">calc</text:span><text:span text:style-name="T12">.division(10,5);</text:span></text:p>
      <text:p text:style-name="P8"><text:s text:c="8"/><text:span text:style-name="T12">System.out.println(</text:span><text:span text:style-name="T14">data</text:span><text:span text:style-name="T12">3 </text:span><text:span text:style-name="T14">+ “ ” + data4 + “ ” + data5 + “ ” + data6 + “ ” +</text:span><text:span text:style-name="T12">);</text:span></text:p>
      <text:p text:style-name="P5"/>
      <text:p text:style-name="P7"><text:s text:c="4"/><text:span text:style-name="T12">}</text:span></text:p>
      <text:p text:style-name="P7"><text:s text:c="5"/></text:p>
      <text:p text:style-name="P4">}</text:p>
      <text:p text:style-name="P13"/>
      <text:list xml:id="list1290259522" text:style-name="L4">
        <text:list-item>
          <text:list>
            <text:list-item>
              <text:list>
                <text:list-item>
                  <text:p text:style-name="P41">Secound Program</text:p>
                </text:list-item>
              </text:list>
            </text:list-item>
          </text:list>
        </text:list-item>
      </text:list>
      <text:p text:style-name="P13"/>
      <text:p text:style-name="P6">public class MyName</text:p>
      <text:p text:style-name="P4">{</text:p>
      <text:p text:style-name="P7"><text:s text:c="6"/><text:span text:style-name="T12">public static void main ( String [] str)</text:span></text:p>
      <text:p text:style-name="P7"><text:s text:c="6"/><text:span text:style-name="T12">{</text:span></text:p>
      <text:p text:style-name="P7"><text:s text:c="10"/><text:span text:style-name="T12">String firstName = "</text:span><text:span text:style-name="T15">Baibhav</text:span><text:span text:style-name="T12">";</text:span></text:p>
      <text:p text:style-name="P7"><text:s text:c="10"/><text:span text:style-name="T12">String secondName = "P</text:span><text:span text:style-name="T15">audel</text:span><text:span text:style-name="T12">";</text:span></text:p>
      <text:p text:style-name="P7"><text:s text:c="10"/><text:span text:style-name="T12">String address= "</text:span><text:span text:style-name="T15">Santinagar, Kathmandu</text:span><text:span text:style-name="T12">";</text:span></text:p>
      <text:p text:style-name="P7"><text:s text:c="10"/><text:span text:style-name="T12">String age="</text:span><text:span text:style-name="T15">21</text:span><text:span text:style-name="T12">";</text:span></text:p>
      <text:p text:style-name="P7"><text:s text:c="10"/><text:span text:style-name="T12">String space = " ";</text:span></text:p>
      <text:p text:style-name="P7"><text:s text:c="10"/><text:span text:style-name="T12">System.out.println(firstName + space + secondName + space + address+ space+ age);</text:span></text:p>
      <text:p text:style-name="P7"><text:s text:c="6"/><text:span text:style-name="T12">}</text:span></text:p>
      <text:p text:style-name="P12"/>
      <text:p text:style-name="P7"><text:s text:c="4"/></text:p>
      <text:p text:style-name="P7"><text:s/><text:span text:style-name="T12">} <text:s text:c="8"/>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, arial, sans-serif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5:39:16.164105013</meta:creation-date>
    <dc:date>2022-06-18T21:53:53.460509447</dc:date>
    <meta:editing-duration>PT1H45M2S</meta:editing-duration>
    <meta:editing-cycles>28</meta:editing-cycles>
    <meta:generator>LibreOffice/7.2.7.2$Linux_X86_64 LibreOffice_project/20$Build-2</meta:generator>
    <meta:document-statistic meta:table-count="0" meta:image-count="0" meta:object-count="0" meta:page-count="4" meta:paragraph-count="91" meta:word-count="944" meta:character-count="5478" meta:non-whitespace-character-count="4410"/>
  </office:meta>
</office:document-meta>
</file>